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2024-12-05 2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2022-12-16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2021-12-13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2020-01-14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2018-12-11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2017-12-19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2016-12-06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201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200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200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200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200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200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200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200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200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199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199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199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199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199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199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199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198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1988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198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198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198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198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197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1977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197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197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1975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4</text:p>
          </table:table-cell>
          <table:table-cell office:value-type="string" calcext:value-type="string">
            <text:p>196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